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B1" style:family="table-cell">
      <style:table-cell-properties fo:padding="0.097cm" fo:border="0.002cm solid #000000"/>
    </style:style>
    <style:style style:name="Tabella33.A2" style:family="table-cell">
      <style:table-cell-properties fo:padding="0.097cm" fo:border-left="0.002cm solid #000000" fo:border-right="none" fo:border-top="none" fo:border-bottom="0.002cm solid #000000"/>
    </style:style>
    <style:style style:name="Tabel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sistema" style:list-style-name="Numerazione_20_UC"/>
    <style:style style:name="P8" style:family="paragraph" style:parent-style-name="Azione_20_sistema">
      <style:text-properties fo:font-weight="normal" style:font-weight-asian="normal" style:font-weight-complex="normal"/>
    </style:style>
    <style:style style:name="P9" style:family="paragraph" style:parent-style-name="Azione_20_sistema">
      <style:paragraph-properties fo:margin-left="-0.035cm" fo:margin-right="0.028cm" fo:text-indent="0cm" style:auto-text-indent="false"/>
      <style:text-properties fo:font-weight="normal" style:font-weight-asian="normal" style:font-weight-complex="normal"/>
    </style:style>
    <style:style style:name="P10" style:family="paragraph" style:parent-style-name="Azione_20_attore" style:list-style-name="Numerazione_20_UC"/>
    <style:style style:name="P11" style:family="paragraph" style:parent-style-name="Azione_20_attore">
      <style:text-properties fo:font-weight="normal" style:font-weight-asian="normal" style:font-weight-complex="normal"/>
    </style:style>
    <style:style style:name="P12" style:family="paragraph" style:parent-style-name="Azione_20_attore">
      <style:paragraph-properties fo:margin-left="-0.035cm" fo:margin-right="0.028cm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Risposta a topic nel forum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utente forum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forum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7425983" text:style-name="Numerazione_20_UC">
              <text:list-item text:start-value="1">
                <text:p text:style-name="P10">L'utente accede al forum (include <text:span text:style-name="T1">Visualizzazione lista argomenti</text:span>)</text:p>
                <text:p text:style-name="P7"/>
              </text:list-item>
              <text:list-item>
                <text:p text:style-name="Azione_20_attore">L'utente ricerca un argomento (include <text:span text:style-name="T1">Ricerca </text:span><text:span text:style-name="T1">argomenti f</text:span><text:span text:style-name="T1">orum</text:span><text:span text:style-name="T2">)</text:span></text:p>
                <text:p text:style-name="P8"/>
              </text:list-item>
              <text:list-item>
                <text:p text:style-name="P8">Il sistema mostra la lista degl'argomenti ricercati (include <text:span text:style-name="T1">Visualizza </text:span><text:span text:style-name="T1">lista </text:span><text:span text:style-name="T1">Argoment</text:span><text:span text:style-name="T1">i</text:span>)</text:p>
              </text:list-item>
              <text:list-item>
                <text:p text:style-name="P11">L'utente seleziona un argomento dalla lista</text:p>
              </text:list-item>
              <text:list-item>
                <text:p text:style-name="P8">Il sistema mostra i contenuti dell'argomento selezionato (include <text:span text:style-name="T1">Visualizza </text:span><text:span text:style-name="T1">Contenuti Argomeno Forum</text:span>)</text:p>
                <text:p text:style-name="P11"/>
              </text:list-item>
              <text:list-item>
                <text:p text:style-name="P11">L'utente inserisce un commento</text:p>
                <text:p text:style-name="P8"/>
              </text:list-item>
              <text:list-item>
                <text:p text:style-name="P9">L'utente sottomette il commento</text:p>
                <text:p text:style-name="P12"/>
              </text:list-item>
              <text:list-item>
                <text:p text:style-name="P8">Il sistema memorizza il contenuto e genera una pagina con le nuove informazioni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L'utente ha sottomesso il commento e il sistema ha aggiornato i dati L'utente ha annullato il commento e il sistema non ha aggiornato i d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8T10:42:22.17</meta:creation-date>
    <meta:editing-duration>PT10M38S</meta:editing-duration>
    <meta:editing-cycles>11</meta:editing-cycles>
    <meta:generator>OpenOffice.org/3.3$Win32 OpenOffice.org_project/330m20$Build-9567</meta:generator>
    <dc:date>2012-10-21T17:29:49.51</dc:date>
    <meta:document-statistic meta:table-count="1" meta:image-count="0" meta:object-count="0" meta:page-count="1" meta:paragraph-count="22" meta:word-count="157" meta:character-count="1035"/>
    <dc:creator>Alfonso Piscitelli</dc:creator>
  </office:meta>
</office:document-meta>
</file>